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 fo:break-before="auto" fo:break-after="auto" style:writing-mode="lr-tb"/>
    </style:style>
    <style:style style:name="P4" style:family="paragraph" style:parent-style-name="Standard">
      <style:paragraph-properties fo:break-before="auto" fo:break-after="auto" style:writing-mode="lr-tb"/>
    </style:style>
    <style:style style:name="P5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8" style:family="paragraph" style:parent-style-name="Standard">
      <style:paragraph-properties style:writing-mode="lr-tb"/>
      <style:text-properties fo:color="#ff0000"/>
    </style:style>
    <style:style style:name="P9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side</text:span><text:span text:style-name="T1"> </text:span><text:span text:style-name="T1">box</text:span><text:span text:style-name="T1">:</text:span></text:p>
      <text:p text:style-name="P1"><text:span text:style-name="T1">Conn_1: RS232, 3 pin GND, RX, TX (unordered)#</text:span></text:p>
      <text:p text:style-name="P8"><text:span text:style-name="T1">GROUND SHOULD BE UNCONNECTED ON RS232 PORT TO AVOID GROUND LOOPS. <text:s/>ARDUINO IS GROUNDED VIA BARREL POWER CONNECTION, FLOWMETER IS GROUNDED VIA GROUND CONNECTION, STAR GROUND ON PSU LM317 BOARD</text:span>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833980885730078481" text:style-name="LS1">
        <text:list-item>
          <text:p text:style-name="P7">15<text:tab/>keysw orange<text:span text:style-name="T2"> (live side)</text:span></text:p>
        </text:list-item>
        <text:list-item>
          <text:p text:style-name="P7">13<text:tab/>pot red <text:span text:style-name="T2">(to +5V)</text:span></text:p>
        </text:list-item>
        <text:list-item>
          <text:p text:style-name="P7">12<text:tab/>pot yellow <text:span text:style-name="T2">(analog output)</text:span></text:p>
        </text:list-item>
        <text:list-item>
          <text:p text:style-name="P7">10<text:tab/>piezo black, lcd black, keysw green, pot black <text:span text:style-name="T2">(ground)<text:tab/></text:span>done</text:p>
        </text:list-item>
        <text:list-item>
          <text:p text:style-name="P7">11<text:tab/>piezo red <text:span text:style-name="T2">(live side)</text:span></text:p>
        </text:list-item>
        <text:list-item>
          <text:p text:style-name="P7">5<text:tab/>lcd red <text:span text:style-name="T2">(3.3V +V)<text:tab/><text:tab/><text:tab/><text:tab/><text:tab/><text:tab/></text:span>done</text:p>
        </text:list-item>
        <text:list-item>
          <text:p text:style-name="P7">6<text:tab/>lcd violet <text:span text:style-name="T2">(Data @3.3V)</text:span></text:p>
        </text:list-item>
        <text:list-item>
          <text:p text:style-name="P7">19<text:tab/>keypad green<text:tab/><text:tab/><text:tab/></text:p>
        </text:list-item>
        <text:list-item>
          <text:p text:style-name="P7">18<text:tab/>keypad yellow</text:p>
        </text:list-item>
        <text:list-item>
          <text:p text:style-name="P7">17<text:tab/>keypad violet</text:p>
        </text:list-item>
        <text:list-item>
          <text:p text:style-name="P7">21<text:tab/>keypad white</text:p>
        </text:list-item>
        <text:list-item>
          <text:p text:style-name="P7">22<text:tab/>keypad pink</text:p>
        </text:list-item>
        <text:list-item>
          <text:p text:style-name="P7">23<text:tab/>keypad blue</text:p>
        </text:list-item>
        <text:list-item>
          <text:p text:style-name="P7">25<text:tab/>keypad orange</text:p>
        </text:list-item>
      </text:list>
      <text:p text:style-name="P2"/>
      <text:p text:style-name="P6">Keypad colour coding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Purple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meta:editing-cycles>4</meta:editing-cycles>
    <dc:date>2012-09-26T23:17:26.09</dc:date>
    <meta:editing-duration>PT1H34M9S</meta:editing-duration>
    <meta:document-statistic meta:table-count="1" meta:image-count="0" meta:object-count="0" meta:page-count="1" meta:paragraph-count="37" meta:word-count="165" meta:character-count="836"/>
  </office:meta>
</office:document-meta>
</file>